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>
      <style:table-cell-properties style:vertical-align="middle" style:cell-protect="protected"/>
    </style:style>
    <style:style style:name="ce3" style:family="table-cell" style:parent-style-name="Default" style:data-style-name="N19">
      <style:table-cell-properties style:vertical-align="middle" style:cell-protect="protecte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51354166666667cm" style:use-optimal-column-width="true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Nuev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50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TRAJE CABALLERO</text:p>
          </table:table-cell>
          <table:table-cell office:value-type="float" office:value="1284.5769" table:style-name="ce2">
            <text:p>1.284,58</text:p>
          </table:table-cell>
          <table:table-cell office:value-type="date" office:date-value="2002-03-11T00:00:00" table:style-name="ce3">
            <text:p>11/03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1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RAQUETA TENIS</text:p>
          </table:table-cell>
          <table:table-cell office:value-type="float" office:value="1093.4694" table:style-name="ce2">
            <text:p>1.093,47</text:p>
          </table:table-cell>
          <table:table-cell office:value-type="date" office:date-value="2000-03-20T00:00:00" table:style-name="ce3">
            <text:p>20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MANCUERNAS</text:p>
          </table:table-cell>
          <table:table-cell office:value-type="float" office:value="1060" table:style-name="ce2">
            <text:p>1.060,00</text:p>
          </table:table-cell>
          <table:table-cell office:value-type="date" office:date-value="2000-09-13T00:00:00" table:style-name="ce3">
            <text:p>13/09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SERRUCHO</text:p>
          </table:table-cell>
          <table:table-cell office:value-type="float" office:value="1030.2045000000001" table:style-name="ce2">
            <text:p>1.030,20</text:p>
          </table:table-cell>
          <table:table-cell office:value-type="date" office:date-value="2001-03-23T00:00:00" table:style-name="ce3">
            <text:p>23/03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4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PANTALÓN SEÑORA</text:p>
          </table:table-cell>
          <table:table-cell office:value-type="float" office:value="1174.231" table:style-name="ce2">
            <text:p>1.174,23</text:p>
          </table:table-cell>
          <table:table-cell office:value-type="date" office:date-value="2000-01-10T00:00:00" table:style-name="ce3">
            <text:p>10/0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MISA CABALLERO</text:p>
          </table:table-cell>
          <table:table-cell office:value-type="float" office:value="1067.1306" table:style-name="ce2">
            <text:p>1.067,13</text:p>
          </table:table-cell>
          <table:table-cell office:value-type="date" office:date-value="2002-08-11T00:00:00" table:style-name="ce3">
            <text:p>11/0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ISTOLA OLÍMPICA</text:p>
          </table:table-cell>
          <table:table-cell office:value-type="float" office:value="1046.7347" table:style-name="ce2">
            <text:p>1.046,73</text:p>
          </table:table-cell>
          <table:table-cell office:value-type="date" office:date-value="2001-02-02T00:00:00" table:style-name="ce3">
            <text:p>02/02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7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BLUSA SRA.</text:p>
          </table:table-cell>
          <table:table-cell office:value-type="float" office:value="1101.0565999999999" table:style-name="ce2">
            <text:p>1.101,06</text:p>
          </table:table-cell>
          <table:table-cell office:value-type="date" office:date-value="2000-03-18T00:00:00" table:style-name="ce3">
            <text:p>18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8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ZADORA PIEL</text:p>
          </table:table-cell>
          <table:table-cell office:value-type="float" office:value="1522.693" table:style-name="ce2">
            <text:p>1.522,69</text:p>
          </table:table-cell>
          <table:table-cell office:value-type="date" office:date-value="2001-07-10T00:00:00" table:style-name="ce3">
            <text:p>10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9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RUGBY</text:p>
          </table:table-cell>
          <table:table-cell office:value-type="float" office:value="1111.644" table:style-name="ce2">
            <text:p>1.111,64</text:p>
          </table:table-cell>
          <table:table-cell office:value-type="date" office:date-value="2000-11-11T00:00:00" table:style-name="ce3">
            <text:p>11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0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BALONCESTO</text:p>
          </table:table-cell>
          <table:table-cell office:value-type="float" office:value="1075.2731000000001" table:style-name="ce2">
            <text:p>1.075,27</text:p>
          </table:table-cell>
          <table:table-cell office:value-type="date" office:date-value="2001-06-25T00:00:00" table:style-name="ce3">
            <text:p>25/06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1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CABALLERO</text:p>
          </table:table-cell>
          <table:table-cell office:value-type="float" office:value="1500" table:style-name="ce2">
            <text:p>1.500,00</text:p>
          </table:table-cell>
          <table:table-cell office:value-type="date" office:date-value="2002-04-05T00:00:00" table:style-name="ce3">
            <text:p>05/04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FÚTBOL</text:p>
          </table:table-cell>
          <table:table-cell office:value-type="float" office:value="1043.9147" table:style-name="ce2">
            <text:p>1.043,91</text:p>
          </table:table-cell>
          <table:table-cell office:value-type="date" office:date-value="2002-07-04T00:00:00" table:style-name="ce3">
            <text:p>04/07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SRA</text:p>
          </table:table-cell>
          <table:table-cell office:value-type="float" office:value="1360.0735999999999" table:style-name="ce2">
            <text:p>1.360,07</text:p>
          </table:table-cell>
          <table:table-cell office:value-type="date" office:date-value="2001-05-03T00:00:00" table:style-name="ce3">
            <text:p>03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4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RONÓMETRO</text:p>
          </table:table-cell>
          <table:table-cell office:value-type="float" office:value="1439.1764000000001" table:style-name="ce2">
            <text:p>1.439,18</text:p>
          </table:table-cell>
          <table:table-cell office:value-type="date" office:date-value="2002-01-03T00:00:00" table:style-name="ce3">
            <text:p>03/01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INTURÓN DE PIEL</text:p>
          </table:table-cell>
          <table:table-cell office:value-type="float" office:value="1004.3273" table:style-name="ce2">
            <text:p>1.004,33</text:p>
          </table:table-cell>
          <table:table-cell office:value-type="date" office:date-value="2002-05-12T00:00:00" table:style-name="ce3">
            <text:p>12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AÑA DE PESCA</text:p>
          </table:table-cell>
          <table:table-cell office:value-type="float" office:value="1270" table:style-name="ce2">
            <text:p>1.270,00</text:p>
          </table:table-cell>
          <table:table-cell office:value-type="date" office:date-value="2000-02-14T00:00:00" table:style-name="ce3">
            <text:p>14/0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7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OTA ALPINISMO</text:p>
          </table:table-cell>
          <table:table-cell office:value-type="float" office:value="1144" table:style-name="ce2">
            <text:p>1.144,00</text:p>
          </table:table-cell>
          <table:table-cell office:value-type="date" office:date-value="2002-05-05T00:00:00" table:style-name="ce3">
            <text:p>05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8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ALAS DE PING PONG</text:p>
          </table:table-cell>
          <table:table-cell office:value-type="float" office:value="1021.6" table:style-name="ce2">
            <text:p>1.021,60</text:p>
          </table:table-cell>
          <table:table-cell office:value-type="date" office:date-value="2002-02-02T00:00:00" table:style-name="ce3">
            <text:p>02/02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named-expressions>
        <table:named-range table:name="ProductosNuevos" table:cell-range-address="ProductosNuevos.$A$1:ProductosNuevos.$H$20" table:base-cell-address="ProductosNuev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an</meta:initial-creator>
    <dc:creator>Juan</dc:creator>
    <meta:creation-date>2015-08-31T16:40:15Z</meta:creation-date>
    <dc:date>2015-09-01T10:05:30Z</dc:date>
  </office:meta>
</office:document-meta>
</file>